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0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16pt" style:font-size-asian="16pt" style:font-size-complex="16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16pt" style:font-size-asian="16pt" style:font-size-complex="16pt"/>
    </style:style>
    <style:style style:name="P8" style:family="paragraph">
      <style:paragraph-properties fo:margin-left="0.318cm" fo:margin-right="0cm" fo:text-indent="0cm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0.508cm">
          <draw:text-box>
            <text:p text:style-name="P1"><text:span text:style-name="T1">HYMN #932</text:span></text:p>
            <text:p text:style-name="P1"><text:span text:style-name="T2">“</text:span><text:span text:style-name="T2">Jesus Sat with His Disciples”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office:forms form:automatic-focus="false" form:apply-design-mode="false"/>
        <draw:frame draw:style-name="gr3" draw:text-style-name="P4" draw:layer="layout" svg:width="24.384cm" svg:height="7.011cm" svg:x="1.778cm" svg:y="0.552cm">
          <draw:text-box>
            <text:p text:style-name="P1"><text:span text:style-name="T3">1. </text:span><text:span text:style-name="T4">Jesus sat with His disciples</text:span><text:span text:style-name="T4"><text:line-break/></text:span><text:span text:style-name="T4">On a mountainside one day;</text:span><text:span text:style-name="T4"><text:line-break/></text:span><text:span text:style-name="T4">As the crowds of people gathered,</text:span><text:span text:style-name="T4"><text:line-break/></text:span><text:span text:style-name="T4">He began to teach and say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office:forms form:automatic-focus="false" form:apply-design-mode="false"/>
        <draw:frame draw:style-name="gr3" draw:text-style-name="P6" draw:layer="layout" svg:width="24.384cm" svg:height="7.011cm" svg:x="1.778cm" svg:y="0.508cm">
          <draw:text-box>
            <text:p text:style-name="P1"><text:span text:style-name="T4">“</text:span><text:span text:style-name="T4">Blessèd are the poor in spirit,</text:span><text:span text:style-name="T4"><text:line-break/></text:span><text:span text:style-name="T4">Heaven’s kingdom they will share.</text:span><text:span text:style-name="T4"><text:line-break/></text:span><text:span text:style-name="T4">Blessèd are the sad and mourning,</text:span><text:span text:style-name="T4"><text:line-break/></text:span><text:span text:style-name="T4">Joy and comfort will be their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office:forms form:automatic-focus="false" form:apply-design-mode="false"/>
        <draw:frame draw:style-name="gr3" draw:text-style-name="P6" draw:layer="layout" svg:width="24.384cm" svg:height="7.011cm" svg:x="1.778cm" svg:y="0.509cm">
          <draw:text-box>
            <text:p text:style-name="P1"><text:span text:style-name="T3">2. </text:span><text:span text:style-name="T4">“Blessèd are the meek and humble,</text:span><text:span text:style-name="T4"><text:line-break/></text:span><text:span text:style-name="T4">All the earth to them is willed.</text:span><text:span text:style-name="T4"><text:line-break/></text:span><text:span text:style-name="T4">Those who hunger to be holy,</text:span><text:span text:style-name="T4"><text:line-break/></text:span><text:span text:style-name="T4">They are bless’d and will be fille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office:forms form:automatic-focus="false" form:apply-design-mode="false"/>
        <draw:frame draw:style-name="gr3" draw:text-style-name="P6" draw:layer="layout" svg:width="24.384cm" svg:height="7.011cm" svg:x="1.778cm" svg:y="0.609cm">
          <draw:text-box>
            <text:p text:style-name="P1"><text:span text:style-name="T4">Yes, the merciful are blessèd,</text:span><text:span text:style-name="T4"><text:line-break/></text:span><text:span text:style-name="T4">Mercy will to them be shown.</text:span><text:span text:style-name="T4"><text:line-break/></text:span><text:span text:style-name="T4">And the pure in heart are blessèd,</text:span><text:span text:style-name="T4"><text:line-break/></text:span><text:span text:style-name="T4">They have eyes for God alon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office:forms form:automatic-focus="false" form:apply-design-mode="false"/>
        <draw:frame draw:style-name="gr4" draw:text-style-name="P7" draw:layer="layout" svg:width="24.892cm" svg:height="7.112cm" svg:x="1.479cm" svg:y="0.575cm">
          <draw:text-box>
            <text:p text:style-name="P1"><text:span text:style-name="T3">3. </text:span><text:span text:style-name="T4">“Blessèd are God’s sons and daughters,</text:span><text:span text:style-name="T4"><text:line-break/></text:span><text:span text:style-name="T4">Making peace where there is strife.</text:span><text:span text:style-name="T4"><text:line-break/></text:span><text:span text:style-name="T4">Blessèd are the persecuted,</text:span><text:span text:style-name="T4"><text:line-break/></text:span><text:span text:style-name="T4">Who for righteousness lose life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office:forms form:automatic-focus="false" form:apply-design-mode="false"/>
        <draw:frame draw:style-name="gr5" draw:text-style-name="P7" draw:layer="layout" svg:width="24.892cm" svg:height="13.01cm" svg:x="1.524cm" svg:y="0.508cm">
          <draw:text-box>
            <text:p text:style-name="P1"><text:span text:style-name="T4">Their reward is great in heaven,</text:span><text:span text:style-name="T4"><text:line-break/></text:span><text:span text:style-name="T4">In the kingdom up above—</text:span><text:span text:style-name="T4"><text:line-break/></text:span><text:span text:style-name="T4">So be glad to share My suff’ring</text:span><text:span text:style-name="T4"><text:line-break/></text:span><text:span text:style-name="T4">And rejoice to know My love.”</text:span></text:p>
            <text:p text:style-name="P8"><text:span text:style-name="T5"><text:line-break/></text:span><text:span text:style-name="T5"/></text:p>
            <text:p text:style-name="P8"><text:span text:style-name="T5"/></text:p>
            <text:p text:style-name="P8"><text:span text:style-name="T5"><text:s text:c="10"/></text:span><text:span text:style-name="T5">© 1997 Stephen P. Starke. </text:span></text:p>
            <text:p text:style-name="P8"><text:span text:style-name="T5"><text:s text:c="10"/></text:span><text:span text:style-name="T5">Used by permission:</text:span></text:p>
            <text:p text:style-name="P8"><text:span text:style-name="T5"><text:s text:c="10"/></text:span><text:span text:style-name="T5">LSB Hymn License</text:span></text:p>
            <text:p text:style-name="P8"><text:span text:style-name="T5"><text:s text:c="10"/></text:span><text:span text:style-name="T5">.NET, no. 100011038.</text:span></text:p>
            <text:p text:style-name="P8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13:30:10.254000000</meta:creation-date>
    <dc:title>bluwht blank</dc:title>
    <meta:editing-duration>PT3M39S</meta:editing-duration>
    <meta:editing-cycles>5</meta:editing-cycles>
    <meta:generator>LibreOffice/6.1.3.2$Windows_X86_64 LibreOffice_project/86daf60bf00efa86ad547e59e09d6bb77c699acb</meta:generator>
    <dc:date>2019-01-20T13:44:00.111000000</dc:date>
    <meta:document-statistic meta:object-count="137"/>
  </office:meta>
</office:document-meta>
</file>